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language="en" fo:country="IE" fo:font-weight="bold" officeooo:rsid="000c553e" officeooo:paragraph-rsid="000c553e" style:font-weight-asian="bold" style:font-weight-complex="bold"/>
    </style:style>
    <style:style style:name="P2" style:family="paragraph" style:parent-style-name="Standard">
      <style:text-properties fo:language="en" fo:country="IE" officeooo:rsid="000c553e" officeooo:paragraph-rsid="000c553e"/>
    </style:style>
    <style:style style:name="P3" style:family="paragraph" style:parent-style-name="Standard">
      <style:text-properties fo:language="en" fo:country="IE" officeooo:paragraph-rsid="00178867"/>
    </style:style>
    <style:style style:name="P4" style:family="paragraph" style:parent-style-name="Standard">
      <style:text-properties officeooo:paragraph-rsid="00178867"/>
    </style:style>
    <style:style style:name="P5" style:family="paragraph" style:parent-style-name="Standard">
      <style:text-properties fo:language="en" fo:country="IE" officeooo:rsid="000cb83e" officeooo:paragraph-rsid="000cb83e"/>
    </style:style>
    <style:style style:name="P6" style:family="paragraph" style:parent-style-name="Standard">
      <style:text-properties fo:language="en" fo:country="IE" officeooo:rsid="0011a8e1" officeooo:paragraph-rsid="0011a8e1"/>
    </style:style>
    <style:style style:name="P7" style:family="paragraph" style:parent-style-name="Standard">
      <style:text-properties fo:color="#c254d2" loext:opacity="100%" fo:language="en" fo:country="IE" officeooo:rsid="0011a8e1" officeooo:paragraph-rsid="0011a8e1"/>
    </style:style>
    <style:style style:name="P8" style:family="paragraph" style:parent-style-name="Standard">
      <style:text-properties fo:language="en" fo:country="IE" officeooo:rsid="0011a8e1" officeooo:paragraph-rsid="00247398"/>
    </style:style>
    <style:style style:name="P9" style:family="paragraph" style:parent-style-name="Standard">
      <style:text-properties fo:language="en" fo:country="IE" officeooo:rsid="000c553e" officeooo:paragraph-rsid="000cb83e"/>
    </style:style>
    <style:style style:name="P10" style:family="paragraph" style:parent-style-name="Standard">
      <style:text-properties fo:language="en" fo:country="IE" fo:font-weight="bold" officeooo:rsid="0014019a" officeooo:paragraph-rsid="0014019a" style:font-weight-asian="bold" style:font-weight-complex="bold"/>
    </style:style>
    <style:style style:name="P11" style:family="paragraph" style:parent-style-name="Standard">
      <style:text-properties fo:language="en" fo:country="IE" officeooo:rsid="001c672e" officeooo:paragraph-rsid="00189600"/>
    </style:style>
    <style:style style:name="P12" style:family="paragraph" style:parent-style-name="Standard">
      <style:text-properties fo:language="en" fo:country="IE" officeooo:rsid="001c672e" officeooo:paragraph-rsid="001c672e"/>
    </style:style>
    <style:style style:name="P13" style:family="paragraph" style:parent-style-name="Standard">
      <style:text-properties fo:language="en" fo:country="IE" officeooo:rsid="001b5881" officeooo:paragraph-rsid="001b5881"/>
    </style:style>
    <style:style style:name="P14" style:family="paragraph" style:parent-style-name="Standard">
      <style:text-properties fo:language="en" fo:country="IE" officeooo:rsid="0014019a" officeooo:paragraph-rsid="0014019a"/>
    </style:style>
    <style:style style:name="P15" style:family="paragraph" style:parent-style-name="Standard">
      <style:text-properties fo:language="en" fo:country="IE" officeooo:rsid="0014019a" officeooo:paragraph-rsid="0027d520"/>
    </style:style>
    <style:style style:name="P16" style:family="paragraph" style:parent-style-name="Standard">
      <style:text-properties fo:language="en" fo:country="IE" officeooo:rsid="0014019a" officeooo:paragraph-rsid="002554e6"/>
    </style:style>
    <style:style style:name="P17" style:family="paragraph" style:parent-style-name="Standard">
      <style:text-properties fo:language="en" fo:country="IE" officeooo:paragraph-rsid="0027d520"/>
    </style:style>
    <style:style style:name="P18" style:family="paragraph" style:parent-style-name="Standard">
      <style:text-properties officeooo:paragraph-rsid="003108a5"/>
    </style:style>
    <style:style style:name="P19" style:family="paragraph" style:parent-style-name="Standard">
      <style:text-properties officeooo:paragraph-rsid="002fd8ed"/>
    </style:style>
    <style:style style:name="P20" style:family="paragraph" style:parent-style-name="Standard">
      <style:text-properties fo:language="en" fo:country="IE" officeooo:paragraph-rsid="002fd8ed"/>
    </style:style>
    <style:style style:name="P21" style:family="paragraph" style:parent-style-name="Standard">
      <style:text-properties fo:language="en" fo:country="US" officeooo:paragraph-rsid="001b5881"/>
    </style:style>
    <style:style style:name="P22" style:family="paragraph" style:parent-style-name="Standard">
      <style:text-properties fo:language="en" fo:country="US" fo:font-weight="bold" officeooo:rsid="002e9b10" officeooo:paragraph-rsid="002e9b10" style:font-weight-asian="bold" style:font-weight-complex="bold"/>
    </style:style>
    <style:style style:name="P23" style:family="paragraph" style:parent-style-name="Standard">
      <style:text-properties fo:language="en" fo:country="US" officeooo:paragraph-rsid="0014019a"/>
    </style:style>
    <style:style style:name="P24" style:family="paragraph" style:parent-style-name="Standard">
      <style:text-properties fo:language="en" fo:country="US" officeooo:paragraph-rsid="002d7601"/>
    </style:style>
    <style:style style:name="P25" style:family="paragraph" style:parent-style-name="Standard">
      <style:text-properties fo:language="en" fo:country="US" officeooo:rsid="002e9b10" officeooo:paragraph-rsid="002e9b10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2eead6"/>
    </style:style>
    <style:style style:name="P27" style:family="paragraph" style:parent-style-name="Standard">
      <style:text-properties fo:language="en" fo:country="US" fo:font-weight="bold" officeooo:rsid="00155f5b" officeooo:paragraph-rsid="00155f5b" style:font-weight-asian="bold" style:font-weight-complex="bold"/>
    </style:style>
    <style:style style:name="P28" style:family="paragraph" style:parent-style-name="Standard">
      <style:text-properties fo:language="en" fo:country="US" officeooo:rsid="00155f5b" officeooo:paragraph-rsid="00155f5b"/>
    </style:style>
    <style:style style:name="P29" style:family="paragraph" style:parent-style-name="Standard">
      <style:text-properties fo:language="en" fo:country="US" officeooo:paragraph-rsid="00155f5b"/>
    </style:style>
    <style:style style:name="P30" style:family="paragraph" style:parent-style-name="Standard">
      <style:text-properties fo:language="en" fo:country="US" officeooo:rsid="000c553e" officeooo:paragraph-rsid="00155f5b"/>
    </style:style>
    <style:style style:name="P31" style:family="paragraph" style:parent-style-name="Standard">
      <style:text-properties fo:language="en" fo:country="US" officeooo:rsid="000c553e" officeooo:paragraph-rsid="000c553e"/>
    </style:style>
    <style:style style:name="T1" style:family="text">
      <style:text-properties officeooo:rsid="00124bb5"/>
    </style:style>
    <style:style style:name="T2" style:family="text">
      <style:text-properties officeooo:rsid="000cb83e"/>
    </style:style>
    <style:style style:name="T3" style:family="text">
      <style:text-properties officeooo:rsid="000cb83e" fo:background-color="#ffd74c" loext:char-shading-value="0"/>
    </style:style>
    <style:style style:name="T4" style:family="text">
      <style:text-properties officeooo:rsid="000e352b"/>
    </style:style>
    <style:style style:name="T5" style:family="text">
      <style:text-properties officeooo:rsid="00178867"/>
    </style:style>
    <style:style style:name="T6" style:family="text">
      <style:text-properties officeooo:rsid="00178867" fo:background-color="#ffd74c" loext:char-shading-value="0"/>
    </style:style>
    <style:style style:name="T7" style:family="text">
      <style:text-properties style:use-window-font-color="true" loext:opacity="0%" officeooo:rsid="00178867" fo:background-color="#ffd74c" loext:char-shading-value="0"/>
    </style:style>
    <style:style style:name="T8" style:family="text">
      <style:text-properties fo:language="en" fo:country="IE" officeooo:rsid="000ff0db"/>
    </style:style>
    <style:style style:name="T9" style:family="text">
      <style:text-properties fo:language="en" fo:country="IE" officeooo:rsid="0011a8e1"/>
    </style:style>
    <style:style style:name="T10" style:family="text">
      <style:text-properties fo:language="en" fo:country="IE" fo:font-style="italic" officeooo:rsid="0011a8e1" style:font-style-asian="italic" style:font-style-complex="italic"/>
    </style:style>
    <style:style style:name="T11" style:family="text">
      <style:text-properties fo:language="en" fo:country="IE" fo:font-style="italic" style:font-style-asian="italic" style:font-style-complex="italic"/>
    </style:style>
    <style:style style:name="T12" style:family="text">
      <style:text-properties fo:color="#023f62" loext:opacity="100%" fo:language="en" fo:country="IE" officeooo:rsid="0011a8e1"/>
    </style:style>
    <style:style style:name="T13" style:family="text">
      <style:text-properties fo:color="#c254d2" loext:opacity="100%" fo:language="en" fo:country="IE" officeooo:rsid="00124bb5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#ffd74c" loext:char-shading-value="0"/>
    </style:style>
    <style:style style:name="T16" style:family="text">
      <style:text-properties fo:color="#c254d2" loext:opacity="100%" fo:background-color="#ffd74c" loext:char-shading-value="0"/>
    </style:style>
    <style:style style:name="T17" style:family="text">
      <style:text-properties fo:color="#c254d2" loext:opacity="100%"/>
    </style:style>
    <style:style style:name="T18" style:family="text">
      <style:text-properties officeooo:rsid="0014019a"/>
    </style:style>
    <style:style style:name="T19" style:family="text">
      <style:text-properties officeooo:rsid="00247398"/>
    </style:style>
    <style:style style:name="T20" style:family="text">
      <style:text-properties officeooo:rsid="00189600"/>
    </style:style>
    <style:style style:name="T21" style:family="text">
      <style:text-properties style:use-window-font-color="true" loext:opacity="0%" officeooo:rsid="00189600"/>
    </style:style>
    <style:style style:name="T22" style:family="text">
      <style:text-properties style:use-window-font-color="true" loext:opacity="0%" officeooo:rsid="00247398"/>
    </style:style>
    <style:style style:name="T23" style:family="text">
      <style:text-properties officeooo:rsid="002eead6"/>
    </style:style>
    <style:style style:name="T24" style:family="text">
      <style:text-properties fo:color="#c254d2" loext:opacity="100%" fo:font-weight="normal" officeooo:rsid="00247398" style:font-weight-asian="normal" style:font-weight-complex="normal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officeooo:rsid="001de7fc"/>
    </style:style>
    <style:style style:name="T27" style:family="text">
      <style:text-properties style:use-window-font-color="true" loext:opacity="0%" style:text-position="sub 58%" officeooo:rsid="001de7fc"/>
    </style:style>
    <style:style style:name="T28" style:family="text">
      <style:text-properties officeooo:rsid="002554e6"/>
    </style:style>
    <style:style style:name="T29" style:family="text">
      <style:text-properties officeooo:rsid="0027d520"/>
    </style:style>
    <style:style style:name="T30" style:family="text">
      <style:text-properties officeooo:rsid="0026cd46"/>
    </style:style>
    <style:style style:name="T31" style:family="text">
      <style:text-properties officeooo:rsid="0027749b"/>
    </style:style>
    <style:style style:name="T32" style:family="text">
      <style:text-properties officeooo:rsid="002a10fa"/>
    </style:style>
    <style:style style:name="T33" style:family="text">
      <style:text-properties style:font-name="Times New Roman" officeooo:rsid="002a10fa"/>
    </style:style>
    <style:style style:name="T34" style:family="text">
      <style:text-properties fo:color="#c254d2" loext:opacity="100%" officeooo:rsid="002a10fa"/>
    </style:style>
    <style:style style:name="T35" style:family="text">
      <style:text-properties officeooo:rsid="002bca53"/>
    </style:style>
    <style:style style:name="T36" style:family="text">
      <style:text-properties fo:language="en" fo:country="IE" officeooo:rsid="002fd8ed"/>
    </style:style>
    <style:style style:name="T37" style:family="text">
      <style:text-properties fo:language="en" fo:country="IE" officeooo:rsid="003108a5"/>
    </style:style>
    <style:style style:name="T38" style:family="text">
      <style:text-properties officeooo:rsid="002d7601"/>
    </style:style>
    <style:style style:name="T39" style:family="text">
      <style:text-properties officeooo:rsid="002e7c7b"/>
    </style:style>
    <style:style style:name="T40" style:family="text">
      <style:text-properties officeooo:rsid="002e9b10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155f5b"/>
    </style:style>
    <style:style style:name="T43" style:family="text">
      <style:text-properties style:font-name="Times New Roman" officeooo:rsid="00155f5b"/>
    </style:style>
    <style:style style:name="T44" style:family="text">
      <style:text-properties fo:font-style="italic" officeooo:rsid="00155f5b" style:font-style-asian="italic" style:font-style-complex="italic"/>
    </style:style>
    <style:style style:name="T45" style:family="text">
      <style:text-properties officeooo:rsid="001601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/>
      <text:p text:style-name="P2">-<text:span text:style-name="T1">Anemonia viridis as food item and restrictions in Andalusia</text:span></text:p>
      <text:p text:style-name="P2"/>
      <text:p text:style-name="P2">-<text:span text:style-name="T1">Birradial symmetry and reproduction modes</text:span></text:p>
      <text:p text:style-name="P2"/>
      <text:p text:style-name="P2">- <text:span text:style-name="T1">Integrated multitrophic aquaculture</text:span></text:p>
      <text:p text:style-name="P2"/>
      <text:p text:style-name="P2">- <text:span text:style-name="T1">Oxidative stress</text:span></text:p>
      <text:p text:style-name="P2"/>
      <text:p text:style-name="P2"/>
      <text:p text:style-name="P1">Materials and methods</text:p>
      <text:p text:style-name="P2"/>
      <text:p text:style-name="P1">Experimental design and sampling</text:p>
      <text:p text:style-name="P2"/>
      <text:p text:style-name="P3"><text:span text:style-name="T2">Wild anemones were obtained from the natural environment at three sampling points (Calahonda </text:span><text:span text:style-name="T3">COORDINATES</text:span><text:span text:style-name="T2">, Salobreña </text:span><text:span text:style-name="T3">COORDINATES</text:span><text:span text:style-name="T2">, Almuñ</text:span><text:span text:style-name="T1">é</text:span><text:span text:style-name="T2">car </text:span><text:span text:style-name="T3">COORDINATES</text:span><text:span text:style-name="T2">) along the coast of Granada (Andalusia, Spain) in </text:span><text:span text:style-name="T3">month</text:span><text:span text:style-name="T2"> </text:span><text:span text:style-name="T3">year</text:span><text:span text:style-name="T2">, with the per</text:span><text:span text:style-name="T1">t</text:span><text:span text:style-name="T2">inent permits from local authorities. Animals were </text:span><text:span text:style-name="T4">transferred to facilities of Andalmar Biotech S.L., where they were distributed in floating baskets in a concrete 8000 L outdoor </text:span><text:span text:style-name="T5">re-circulation </text:span><text:span text:style-name="T4">tank. </text:span><text:span text:style-name="T5">The tank was equipped with </text:span><text:span text:style-name="T6">filtration system details</text:span><text:span text:style-name="T5">. And used natural seawater, obtained by pumping from a well and filtered before flowing into the aquaculture circuit. </text:span><text:span text:style-name="T7">HOW MANY ANEMONES AND BASKETS THERE WERE?</text:span></text:p>
      <text:p text:style-name="P3"/>
      <text:p text:style-name="P4"><text:span text:style-name="T8">Other organisms with different trophic level were introduced in the tank so as to create an IMTA environment. </text:span><text:span text:style-name="T9">These organisms were sea urchins (</text:span><text:span text:style-name="T10">Paracentrotus lividus</text:span><text:span text:style-name="T9">), sea snails (</text:span><text:span text:style-name="Emphasis"><text:span text:style-name="T11">Monodonta turbinata</text:span></text:span><text:span text:style-name="T9">), sea cucumbers (</text:span><text:span text:style-name="T10">Holothuria tubulosa</text:span><text:span text:style-name="T9">) and macroalgae (</text:span><text:span text:style-name="T10">Ulva rigida</text:span><text:span text:style-name="T9">, </text:span><text:span text:style-name="T10">Cystoseira mediterranea</text:span><text:span text:style-name="T9">).</text:span><text:span text:style-name="T12"> </text:span><text:span text:style-name="T13">Make a density table too?</text:span></text:p>
      <text:p text:style-name="P5"/>
      <text:p text:style-name="P6"><text:span text:style-name="T14">In </text:span><text:span text:style-name="T15">month</text:span><text:span text:style-name="T14"> </text:span><text:span text:style-name="T15">year</text:span><text:span text:style-name="T14">, one month after the beginning of the experimental period, <text:s/></text:span><text:span text:style-name="T15">Number</text:span> anemones from different baskets were selected as experimental group, and they were sectioned in two through their pharyn<text:span text:style-name="T1">geal</text:span> biradial axis. Both halves were then left to heal, so as to generate two different clonal individuals. <text:span text:style-name="T16">(how was the healing process? Where was it?)</text:span></text:p>
      <text:p text:style-name="P7"/>
      <text:p text:style-name="P8">Sampling was carried out at two different temporal stages. The first sampling took place 4 weeks after the sectioning procedure, once the anemones had had time to heal completely. <text:span text:style-name="T17">(mortality?)</text:span>. 9 sectioned anemones were selected, as well as 9 control anemones which had <text:span text:style-name="T18">not</text:span> undergone the procedure. <text:span text:style-name="T18">The second sampling took place 16 weeks after, in month year, and again 9 control anemones and 9 sectioned anemones were collected. In both samples, each anemone was snap-frozen in liquid nitrogen and stored at -80 ºC. </text:span><text:span text:style-name="T19">A</text:span><text:span text:style-name="T20">ll samples were homogenized (Heidolph Instruments) in 100 mM Tris, 0.1 EDTA and 0.1% Triton buffer (ph 7.8) at a 1:4 ratio (w/v). Extracts were then centrifuged at 16 000 rpm for 30 minutes at 4ºC (Sigma 3 K30), and the supernatant was collected and</text:span><text:span text:style-name="T21"> </text:span><text:span text:style-name="T22">stored at -80 ºC</text:span><text:span text:style-name="T20"> </text:span><text:span text:style-name="T19">for posterior analysis.</text:span></text:p>
      <text:p text:style-name="P9"/>
      <text:p text:style-name="P10">Oxidative status <text:span text:style-name="T23">assays</text:span> <text:span text:style-name="T19">(</text:span><text:span text:style-name="T24">poner codigos de enzimas?)</text:span></text:p>
      <text:p text:style-name="P11"><text:span text:style-name="T25"/></text:p>
      <text:p text:style-name="P12"><text:span text:style-name="T25">Superoxide dismutase </text:span><text:span text:style-name="T26">(SOD) </text:span><text:span text:style-name="T25">activity was determined according to McCord and Fridovich (1969)</text:span><text:span text:style-name="T26"> method, consisting on an indirect measurement as the degree of inhibition of cytochrome c reduction. Determination of catalase (CAT) activity was performed using Aebi (1984) method, based on the decrease in absorbance produced by H</text:span><text:span text:style-name="T27">2</text:span><text:span text:style-name="T26">O</text:span><text:span text:style-name="T27">2</text:span><text:span text:style-name="T26"> consumption by this enzyme.</text:span></text:p>
      <text:p text:style-name="P13"/>
      <text:p text:style-name="P14"/>
      <text:p text:style-name="P15"><text:soft-page-break/>Glutathione peroxidase (G<text:span text:style-name="T28">P</text:span>x) <text:span text:style-name="T19">activity </text:span><text:span text:style-name="T29">of the samples</text:span><text:span text:style-name="T19"> was </text:span><text:span text:style-name="T28">determined following Flohé and Günzler (1984), based on an </text:span>indirect measure<text:span text:style-name="T30">ment</text:span> of NADPH oxidation, <text:span text:style-name="T28">generated</text:span> by <text:span text:style-name="T28">its coupling</text:span> with a standard glutathione reductase (GR) reaction. <text:span text:style-name="T31">GR activity was measured according to Carlberg and Mannervik (1975) method, consisting on a measure of the absorbance decrement caused by NADPH oxidation. </text:span>Glucose 6-phosphate dehydrogenase (G6PDH) activity <text:span text:style-name="T29">of the samples</text:span> was <text:span text:style-name="T29">obtained</text:span> <text:span text:style-name="T29">using</text:span> a modified method of Lohr and Waller (1965), <text:span text:style-name="T29">based on recording the change in absorbance due to</text:span> NADPH production <text:span text:style-name="T29">by the enzyme.</text:span></text:p>
      <text:p text:style-name="P16"/>
      <text:p text:style-name="P15"><text:span text:style-name="T29">Determination of g</text:span>lutathione S-transferase (GST) activity <text:span text:style-name="T29">was performed</text:span> following the method of Frasco and Guilhermino (2002), <text:span text:style-name="T29">based on the</text:span> formation of a conjugate between glutathione and 2,4-dinitrochlorobenzene <text:span text:style-name="T29">that increases absorbance. </text:span>DT-diaphorase (DTD) activity was <text:span text:style-name="T29">determined</text:span> using a modified method of Lemaire et al. (1996), based on the reduction of 2,6-dichlorophenol indophenol, <text:span text:style-name="T29">that results in a decrease in absorbance.</text:span></text:p>
      <text:p text:style-name="P14"/>
      <text:p text:style-name="P17"><text:span text:style-name="T29">Soluble protein content of the samples was quantified (Bradford, 1976) method in order to express enzymatic activities as specific activity. </text:span><text:span text:style-name="T32">Units of activity was defined as the amount of enzyme required to transform one </text:span><text:span text:style-name="T33">μ</text:span><text:span text:style-name="T32">mol of substrate per minute under the measurement conditions (</text:span><text:span text:style-name="T34">cite myself?</text:span><text:span text:style-name="T32">). </text:span><text:span text:style-name="T35">For SOD, units of activity had a different definition, as the amount of enzyme required to generate a 50% inhibition in the reduction of cytochrome c.</text:span></text:p>
      <text:p text:style-name="P17"/>
      <text:p text:style-name="P18"><text:span text:style-name="T36">Erel (2004) method, based on the change of absorbance due to reduction of 2,2′-azino-bis-(3-ethylbenzothiazoline-6-sulfonic acid), was used to determine Trolox-equivalent antioxidant capacity (TEAC) of the extracts, as a measure of Total Antioxidant Capacity. </text:span><text:span text:style-name="T37">Lastly, thiobarbituric acid reactive substances (TBARS) content was measured as a marker of oxidative damage to lipids, following a modified method from Buege and Aust (1978) and using malondialdehyde as a standard.</text:span></text:p>
      <text:p text:style-name="P19"><text:span text:style-name="T36"/></text:p>
      <text:p text:style-name="P20"/>
      <text:p text:style-name="P21"/>
      <text:p text:style-name="P22">Non-specific immune parameters</text:p>
      <text:p text:style-name="P23"/>
      <text:p text:style-name="P24"><text:span text:style-name="T38">Acid and alkaline phosphatases (AP and AlP) </text:span><text:span text:style-name="T39">activity were measured according to (</text:span><text:span text:style-name="T40">Huang et al, 2011), based on the addition of p-nitrophenyl phosphate???</text:span></text:p>
      <text:p text:style-name="P24"/>
      <text:p text:style-name="P25">Lysozyme activity was determined according to Swain et al. (2007), by using a M<text:span text:style-name="T41">icrococcus lysodeikticus supenssion</text:span> and an egg lysozyme standard.</text:p>
      <text:p text:style-name="P25"/>
      <text:p text:style-name="P25">Determination of myeloperoxidase activity was carried out followinga modified method of Mohanty &amp; Sahoo (2010), based on the increase of absorbancedue to oxidation of 3,3',5,5'-tetramethylbenzidine (TMB) by the products of myeloperoxidase activity.</text:p>
      <text:p text:style-name="P25"/>
      <text:p text:style-name="P26"><text:span text:style-name="T23">Both oxidative status and immune parameters measurements</text:span> were <text:span text:style-name="T23">carried out</text:span> with a PowerWave microplate spectrophotometer (Bio-Tek Instrument, Inc.) <text:span text:style-name="T23">at a</text:span> stable temperature of 25 °C for enzymatic determinations.</text:p>
      <text:p text:style-name="P23"/>
      <text:p text:style-name="P27">Statistical analysis</text:p>
      <text:p text:style-name="P28"/>
      <text:p text:style-name="P29"><text:span text:style-name="T42">All statistical analysis and data processing was performed using R. 4.4.0 and Rstudio 2025.version?. Results were expressed as mean ± standard error of the mean (SEM). A confidence level of 95% (</text:span><text:span text:style-name="T43">α</text:span><text:span text:style-name="T42"> = 0.05) was established for all the techniques. For each variable, a two-way ANOVA was conducted to examine the effect of the sectioning procedure at short and long term on the oxidative status of </text:span><text:span text:style-name="T44">A. viridis</text:span><text:span text:style-name="T42">. </text:span><text:span text:style-name="T45">When interaction between both variables was significant, a t test </text:span><text:soft-page-break/><text:span text:style-name="T45">was conducted at each time point to test for differences between sectioned and control animals. </text:span><text:span text:style-name="T42">Normality of residuals was assesed via Shapiro-Wilk’s normality test, while h</text:span>omoscedasticity <text:span text:style-name="T42">was tested using Levene’s test. All r</text:span>esiduals were normally distributed (p &gt; 0.05) and <text:span text:style-name="T42">all variables had </text:span>homogeneity of variances (p &gt; 0.05). <text:span text:style-name="T42">Obtained p-values were adjusted using Benjamini-Hochberg correction for multiple testing.</text:span></text:p>
      <text:p text:style-name="P29"/>
      <text:p text:style-name="P30"/>
      <text:p text:style-name="P31">Results</text:p>
      <text:p text:style-name="P31"/>
      <text:p text:style-name="P31">Discus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3:55:49.418000000</meta:creation-date>
    <dc:date>2025-03-11T14:41:47.642000000</dc:date>
    <meta:editing-duration>PT2H13M30S</meta:editing-duration>
    <meta:editing-cycles>23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26" meta:word-count="946" meta:character-count="6418" meta:non-whitespace-character-count="5497"/>
  </office:meta>
</office:document-meta>
</file>